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90.0pt"/>
    </style:style>
    <style:style style:name="ro0" style:family="table-row">
      <style:table-row-properties fo:break-before="auto" style:row-height="13pt" style:use-optimal-row-height="true"/>
    </style:style>
    <style:style style:name="ro1" style:family="table-row">
      <style:table-row-properties fo:break-before="auto" style:row-height="29pt"/>
    </style:style>
    <style:style style:name="ro2" style:family="table-row">
      <style:table-row-properties fo:break-before="auto" style:row-height="14pt"/>
    </style:style>
    <style:style style:name="ro3" style:family="table-row">
      <style:table-row-properties fo:break-before="auto" style:row-height="86pt"/>
    </style:style>
    <style:style style:name="ro4" style:family="table-row">
      <style:table-row-properties fo:break-before="auto" style:row-height="13pt"/>
    </style:style>
    <style:style style:name="ce2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fo:background-color="#DDDDDD"/>
      <style:paragraph-properties fo:text-align="center"/>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background-color="#DDDDDD"/>
      <style:paragraph-properties fo:text-align="center"/>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4" style:family="table-cell">
      <style:table-cell-properties style:vertical-align="bottom" fo:wrap-option="wrap"/>
    </style:style>
    <style:style style:name="ce25" style:family="table-cell">
      <style:table-cell-properties style:vertical-align="bottom"/>
    </style:style>
    <style:style style:name="ce26" style:family="table-cell">
      <style:table-cell-properties style:vertical-align="bottom" fo:wrap-option="wrap" fo:background-color="#EEEEEE"/>
    </style:style>
    <style:style style:name="ce27" style:family="table-cell">
      <style:table-cell-properties style:vertical-align="bottom" fo:background-color="#EEEEEE"/>
    </style:style>
  </office:automatic-styles>
  <office:body>
    <office:spreadsheet>
      <table:table table:name="Sheet1" table:style-name="ta0">
        <table:table-column table:style-name="co1" table:default-cell-style-name="Default" table:number-columns-repeated="23"/>
        <table:table-column table:style-name="co0" table:default-cell-style-name="Default" table:number-columns-repeated="1001"/>
        <table:table-row table:style-name="ro1">
          <table:table-cell table:style-name="ce21" office:value-type="string">
            <text:p>Timestamp</text:p>
          </table:table-cell>
          <table:table-cell table:style-name="ce21" office:value-type="string">
            <text:p>PageID</text:p>
          </table:table-cell>
          <table:table-cell table:style-name="ce21" office:value-type="string">
            <text:p>MenuTitle</text:p>
          </table:table-cell>
          <table:table-cell table:style-name="ce22" office:value-type="string">
            <text:p>Content</text:p>
          </table:table-cell>
          <table:table-cell table:style-name="ce22" office:value-type="string">
            <text:p>Extra</text:p>
          </table:table-cell>
          <table:table-cell table:style-name="ce21" office:value-type="string">
            <text:p>PublishPage</text:p>
          </table:table-cell>
          <table:table-cell table:style-name="ce21" office:value-type="string">
            <text:p>IncludeInMenu</text:p>
          </table:table-cell>
          <table:table-cell table:style-name="ce21" office:value-type="string">
            <text:p>IncludeMenuLink</text:p>
          </table:table-cell>
          <table:table-cell table:style-name="ce21" office:value-type="string">
            <text:p>ContainsSubMenu</text:p>
          </table:table-cell>
          <table:table-cell table:style-name="ce21" office:value-type="string">
            <text:p>MenuDepth</text:p>
          </table:table-cell>
          <table:table-cell table:style-name="ce21" office:value-type="string">
            <text:p>MenuGroup</text:p>
          </table:table-cell>
          <table:table-cell table:style-name="ce21" office:value-type="string">
            <text:p>ExportNav</text:p>
          </table:table-cell>
          <table:table-cell table:style-name="ce21" office:value-type="string">
            <text:p>ContainsSubMenu</text:p>
          </table:table-cell>
          <table:table-cell table:style-name="ce23" office:value-type="string">
            <text:p>Notes</text:p>
          </table:table-cell>
          <table:table-cell table:number-columns-repeated="9" table:style-name="ce23"/>
          <table:table-cell table:number-columns-repeated="1001"/>
        </table:table-row>
        <table:table-row table:style-name="ro2">
          <table:table-cell/>
          <table:table-cell table:number-columns-repeated="2" table:style-name="ce24" office:value-type="float" office:value="404.0">
            <text:p>404</text:p>
          </table:table-cell>
          <table:table-cell table:style-name="ce25" office:value-type="string">
            <text:p>&lt;p&gt;&amp;nbsp;&lt;/p&gt;&lt;p&gt;&lt;strong&gt;We're sorry to inform you that the page that you've requested does not exist.&lt;/strong&gt;&lt;/p&gt;&lt;p&gt;Please use the menu to the left to help guide you to the appropriate page.&lt;/p&gt;</text:p>
          </table:table-cell>
          <table:table-cell table:style-name="ce25"/>
          <table:table-cell table:style-name="ce24" office:value-type="string">
            <text:p>Yes</text:p>
          </table:table-cell>
          <table:table-cell table:number-columns-repeated="3" table:style-name="ce24" office:value-type="string">
            <text:p>No</text:p>
          </table:table-cell>
          <table:table-cell table:style-name="ce24" office:value-type="float" office:value="0.0">
            <text:p>0</text:p>
          </table:table-cell>
          <table:table-cell/>
          <table:table-cell table:style-name="ce24" office:value-type="string">
            <text:p>No</text:p>
          </table:table-cell>
          <table:table-cell table:number-columns-repeated="1012"/>
        </table:table-row>
        <table:table-row table:style-name="ro2">
          <table:table-cell table:style-name="ce26"/>
          <table:table-cell table:style-name="ce26" office:value-type="string">
            <text:p>/</text:p>
          </table:table-cell>
          <table:table-cell table:style-name="ce26" office:value-type="string">
            <text:p>Home</text:p>
          </table:table-cell>
          <table:table-cell table:style-name="ce27" office:value-type="string">
            <text:p>&lt;p&gt;&lt;strong&gt;Home&lt;/strong&gt;&lt;/p&gt;</text:p>
            <text:p>&lt;p&gt;Lorem ipsum dolor sit amet, consectetur adipiscing elit. Suspendisse iaculis egestas felis in posuere. Donec in eros nulla. Phasellus luctus justo vitae massa semper interdum. Maecenas tristique dolor a nisi auctor ac porttitor odio sollicitudin. Donec volutpat lacinia nunc eget molestie. Maecenas consequat convallis leo id porta. Sed id lectus et eros fringilla pretium nec ac sem. Cras vitae leo elit. Morbi ligula dolor, elementum sit amet tempor at, sagittis in neque. Nullam quis magna vitae est ullamcorper rhoncus.&lt;/p&gt;</text:p>
            <text:p>&lt;p&gt;Etiam a urna leo, vel laoreet est. Quisque vitae nunc fringilla tellus vehicula faucibus. Cras semper tempus turpis, sollicitudin faucibus augue laoreet vel. Morbi vestibulum nisi eget ligula tristique id commodo nibh auctor. Mauris eu neque ligula. Nullam vestibulum, enim quis vulputate elementum, est tortor tempor lacus, bibendum vulputate arcu elit ornare turpis. Donec pretium ultricies bibendum. Sed ut vehicula tellus. Praesent ac accumsan turpis. Donec id lacus sem, ut condimentum ante. Nullam quam risus, posuere et cursus et, blandit vitae nisl. Nunc congue porttitor lectus.&lt;/p&gt;</text:p>
            <text:p>&lt;p&gt;Sed posuere nibh at mauris lobortis aliquam vel ac sem. Maecenas luctus nibh quis ante blandit aliquet. In ut lacus et nulla venenatis fermentum. Etiam sed odio eu mauris tincidunt egestas. Aliquam ac ipsum non arcu hendrerit rutrum. Nulla vulputate varius libero, ac porta odio hendrerit sed. Quisque porta molestie sem, ut varius purus sodales vitae.&lt;/p&gt;</text:p>
          </table:table-cell>
          <table:table-cell table:style-name="ce25" office:value-type="string">
            <text:p>&lt;img src="/images/home.jpg" /&gt;</text:p>
            <text:p>&lt;p&gt;&lt;strong&gt;Home Caption.&lt;/strong&gt;&lt;/p&gt;</text:p>
          </table:table-cell>
          <table:table-cell table:number-columns-repeated="3" table:style-name="ce26" office:value-type="string">
            <text:p>Yes</text:p>
          </table:table-cell>
          <table:table-cell table:style-name="ce26" office:value-type="string">
            <text:p>No</text:p>
          </table:table-cell>
          <table:table-cell table:style-name="ce26" office:value-type="float" office:value="0.0">
            <text:p>0</text:p>
          </table:table-cell>
          <table:table-cell table:style-name="ce26"/>
          <table:table-cell table:style-name="ce26" office:value-type="string">
            <text:p>No</text:p>
          </table:table-cell>
          <table:table-cell table:style-name="ce26"/>
          <table:table-cell table:number-columns-repeated="1011"/>
        </table:table-row>
        <table:table-row table:style-name="ro2">
          <table:table-cell table:style-name="ce26"/>
          <table:table-cell table:style-name="ce26" office:value-type="string">
            <text:p>about</text:p>
          </table:table-cell>
          <table:table-cell table:style-name="ce26" office:value-type="string">
            <text:p>About</text:p>
          </table:table-cell>
          <table:table-cell table:style-name="ce27" office:value-type="string">
            <text:p>&lt;p&gt;&lt;strong&gt;About&lt;/strong&gt;&lt;/p&gt;</text:p>
            <text:p>&lt;p&gt;Lorem ipsum dolor sit amet, consectetur adipiscing elit. Suspendisse iaculis egestas felis in posuere. Donec in eros nulla. Phasellus luctus justo vitae massa semper interdum. Maecenas tristique dolor a nisi auctor ac porttitor odio sollicitudin. Donec volutpat lacinia nunc eget molestie. Maecenas consequat convallis leo id porta. Sed id lectus et eros fringilla pretium nec ac sem. Cras vitae leo elit. Morbi ligula dolor, elementum sit amet tempor at, sagittis in neque. Nullam quis magna vitae est ullamcorper rhoncus.&lt;/p&gt;</text:p>
            <text:p>&lt;p&gt;Etiam a urna leo, vel laoreet est. Quisque vitae nunc fringilla tellus vehicula faucibus. Cras semper tempus turpis, sollicitudin faucibus augue laoreet vel. Morbi vestibulum nisi eget ligula tristique id commodo nibh auctor. Mauris eu neque ligula. Nullam vestibulum, enim quis vulputate elementum, est tortor tempor lacus, bibendum vulputate arcu elit ornare turpis. Donec pretium ultricies bibendum. Sed ut vehicula tellus. Praesent ac accumsan turpis. Donec id lacus sem, ut condimentum ante. Nullam quam risus, posuere et cursus et, blandit vitae nisl. Nunc congue porttitor lectus.&lt;/p&gt;</text:p>
            <text:p>&lt;p&gt;Sed posuere nibh at mauris lobortis aliquam vel ac sem. Maecenas luctus nibh quis ante blandit aliquet. In ut lacus et nulla venenatis fermentum. Etiam sed odio eu mauris tincidunt egestas. Aliquam ac ipsum non arcu hendrerit rutrum. Nulla vulputate varius libero, ac porta odio hendrerit sed. Quisque porta molestie sem, ut varius purus sodales vitae.&lt;/p&gt;</text:p>
          </table:table-cell>
          <table:table-cell table:style-name="ce25" office:value-type="string">
            <text:p>&lt;img src="/images/about.jpg" /&gt;</text:p>
            <text:p>&lt;p&gt;&lt;strong&gt;About Caption.&lt;/strong&gt;&lt;/p&gt;</text:p>
          </table:table-cell>
          <table:table-cell table:number-columns-repeated="3" table:style-name="ce26" office:value-type="string">
            <text:p>Yes</text:p>
          </table:table-cell>
          <table:table-cell table:style-name="ce26" office:value-type="string">
            <text:p>No</text:p>
          </table:table-cell>
          <table:table-cell table:style-name="ce26" office:value-type="float" office:value="0.0">
            <text:p>0</text:p>
          </table:table-cell>
          <table:table-cell table:style-name="ce26"/>
          <table:table-cell table:style-name="ce26" office:value-type="string">
            <text:p>No</text:p>
          </table:table-cell>
          <table:table-cell table:style-name="ce26"/>
          <table:table-cell table:number-columns-repeated="1011"/>
        </table:table-row>
        <table:table-row table:style-name="ro2">
          <table:table-cell/>
          <table:table-cell table:style-name="ce24" office:value-type="string">
            <text:p>projects</text:p>
          </table:table-cell>
          <table:table-cell table:style-name="ce24" office:value-type="string">
            <text:p>Projects</text:p>
          </table:table-cell>
          <table:table-cell table:style-name="ce25" office:value-type="string">
            <text:p>&amp;nbsp;</text:p>
          </table:table-cell>
          <table:table-cell table:style-name="ce25"/>
          <table:table-cell table:style-name="ce24" office:value-type="string">
            <text:p>No</text:p>
          </table:table-cell>
          <table:table-cell table:style-name="ce24" office:value-type="string">
            <text:p>Yes</text:p>
          </table:table-cell>
          <table:table-cell table:style-name="ce24" office:value-type="string">
            <text:p>No</text:p>
          </table:table-cell>
          <table:table-cell table:style-name="ce24" office:value-type="string">
            <text:p>Yes</text:p>
          </table:table-cell>
          <table:table-cell table:style-name="ce24" office:value-type="float" office:value="0.0">
            <text:p>0</text:p>
          </table:table-cell>
          <table:table-cell table:style-name="ce24" office:value-type="string">
            <text:p>projects</text:p>
          </table:table-cell>
          <table:table-cell table:style-name="ce24" office:value-type="string">
            <text:p>No</text:p>
          </table:table-cell>
          <table:table-cell table:number-columns-repeated="1012"/>
        </table:table-row>
        <table:table-row table:style-name="ro2">
          <table:table-cell/>
          <table:table-cell table:style-name="ce24" office:value-type="string">
            <text:p>projects/project1</text:p>
          </table:table-cell>
          <table:table-cell table:style-name="ce24" office:value-type="string">
            <text:p>Project 1</text:p>
          </table:table-cell>
          <table:table-cell table:style-name="ce25" office:value-type="string">
            <text:p>&lt;p&gt;&lt;strong&gt;Project 1&lt;/strong&gt;&lt;/p&gt;</text:p>
            <text:p>&lt;p&gt;Lorem ipsum dolor sit amet, consectetur adipiscing elit. Suspendisse iaculis egestas felis in posuere. Donec in eros nulla. Phasellus luctus justo vitae massa semper interdum. Maecenas tristique dolor a nisi auctor ac porttitor odio sollicitudin. Donec volutpat lacinia nunc eget molestie. Maecenas consequat convallis leo id porta. Sed id lectus et eros fringilla pretium nec ac sem. Cras vitae leo elit. Morbi ligula dolor, elementum sit amet tempor at, sagittis in neque. Nullam quis magna vitae est ullamcorper rhoncus.&lt;/p&gt;</text:p>
            <text:p>&lt;p&gt;Etiam a urna leo, vel laoreet est. Quisque vitae nunc fringilla tellus vehicula faucibus. Cras semper tempus turpis, sollicitudin faucibus augue laoreet vel. Morbi vestibulum nisi eget ligula tristique id commodo nibh auctor. Mauris eu neque ligula. Nullam vestibulum, enim quis vulputate elementum, est tortor tempor lacus, bibendum vulputate arcu elit ornare turpis. Donec pretium ultricies bibendum. Sed ut vehicula tellus. Praesent ac accumsan turpis. Donec id lacus sem, ut condimentum ante. Nullam quam risus, posuere et cursus et, blandit vitae nisl. Nunc congue porttitor lectus.&lt;/p&gt;</text:p>
            <text:p>&lt;p&gt;Sed posuere nibh at mauris lobortis aliquam vel ac sem. Maecenas luctus nibh quis ante blandit aliquet. In ut lacus et nulla venenatis fermentum. Etiam sed odio eu mauris tincidunt egestas. Aliquam ac ipsum non arcu hendrerit rutrum. Nulla vulputate varius libero, ac porta odio hendrerit sed. Quisque porta molestie sem, ut varius purus sodales vitae.&lt;/p&gt;</text:p>
          </table:table-cell>
          <table:table-cell table:style-name="ce25" office:value-type="string">
            <text:p>    &lt;img src="/images/1.1.jpg" /&gt;</text:p>
            <text:p>    &lt;p&gt;&lt;strong&gt;Image 1.1 Caption.&lt;/strong&gt;&lt;/p&gt;</text:p>
            <text:p>    &lt;img src="/images/1.2.jpg" /&gt;</text:p>
            <text:p>    &lt;p&gt;&lt;strong&gt;Image 1.2 Caption.&lt;/strong&gt;&lt;/p&gt;</text:p>
            <text:p>    &lt;img src="/images/1.3.jpg" /&gt;</text:p>
            <text:p>    &lt;p&gt;&lt;strong&gt;Image 1.3 Caption.&lt;/strong&gt;&lt;/p&gt;</text:p>
            <text:p>    &lt;img src="/images/1.4.jpg" /&gt;</text:p>
            <text:p>    &lt;p&gt;&lt;strong&gt;Image 1.4 Caption.&lt;/strong&gt;&lt;/p&gt;</text:p>
          </table:table-cell>
          <table:table-cell table:number-columns-repeated="3" table:style-name="ce24" office:value-type="string">
            <text:p>Yes</text:p>
          </table:table-cell>
          <table:table-cell table:style-name="ce24" office:value-type="string">
            <text:p>No</text:p>
          </table:table-cell>
          <table:table-cell table:style-name="ce24" office:value-type="float" office:value="1.0">
            <text:p>1</text:p>
          </table:table-cell>
          <table:table-cell table:style-name="ce24" office:value-type="string">
            <text:p>projects</text:p>
          </table:table-cell>
          <table:table-cell table:style-name="ce24" office:value-type="string">
            <text:p>No</text:p>
          </table:table-cell>
          <table:table-cell table:number-columns-repeated="1012"/>
        </table:table-row>
        <table:table-row table:style-name="ro2">
          <table:table-cell/>
          <table:table-cell table:style-name="ce24" office:value-type="string">
            <text:p>projects/project2</text:p>
          </table:table-cell>
          <table:table-cell table:style-name="ce24" office:value-type="string">
            <text:p>Project 2</text:p>
          </table:table-cell>
          <table:table-cell table:style-name="ce25" office:value-type="string">
            <text:p>&lt;p&gt;&lt;strong&gt;Project 2&lt;/strong&gt;&lt;/p&gt;</text:p>
            <text:p>&lt;p&gt;Lorem ipsum dolor sit amet, consectetur adipiscing elit. Suspendisse iaculis egestas felis in posuere. Donec in eros nulla. Phasellus luctus justo vitae massa semper interdum. Maecenas tristique dolor a nisi auctor ac porttitor odio sollicitudin. Donec volutpat lacinia nunc eget molestie. Maecenas consequat convallis leo id porta. Sed id lectus et eros fringilla pretium nec ac sem. Cras vitae leo elit. Morbi ligula dolor, elementum sit amet tempor at, sagittis in neque. Nullam quis magna vitae est ullamcorper rhoncus.&lt;/p&gt;</text:p>
            <text:p>&lt;p&gt;Etiam a urna leo, vel laoreet est. Quisque vitae nunc fringilla tellus vehicula faucibus. Cras semper tempus turpis, sollicitudin faucibus augue laoreet vel. Morbi vestibulum nisi eget ligula tristique id commodo nibh auctor. Mauris eu neque ligula. Nullam vestibulum, enim quis vulputate elementum, est tortor tempor lacus, bibendum vulputate arcu elit ornare turpis. Donec pretium ultricies bibendum. Sed ut vehicula tellus. Praesent ac accumsan turpis. Donec id lacus sem, ut condimentum ante. Nullam quam risus, posuere et cursus et, blandit vitae nisl. Nunc congue porttitor lectus.&lt;/p&gt;</text:p>
            <text:p>&lt;p&gt;Sed posuere nibh at mauris lobortis aliquam vel ac sem. Maecenas luctus nibh quis ante blandit aliquet. In ut lacus et nulla venenatis fermentum. Etiam sed odio eu mauris tincidunt egestas. Aliquam ac ipsum non arcu hendrerit rutrum. Nulla vulputate varius libero, ac porta odio hendrerit sed. Quisque porta molestie sem, ut varius purus sodales vitae.&lt;/p&gt;</text:p>
          </table:table-cell>
          <table:table-cell table:style-name="ce25" office:value-type="string">
            <text:p>    &lt;img src="/images/2.1.jpg" /&gt;</text:p>
            <text:p>    &lt;p&gt;&lt;strong&gt;Image 2.1 Caption.&lt;/strong&gt;&lt;/p&gt;</text:p>
          </table:table-cell>
          <table:table-cell table:number-columns-repeated="3" table:style-name="ce24" office:value-type="string">
            <text:p>Yes</text:p>
          </table:table-cell>
          <table:table-cell table:style-name="ce24" office:value-type="string">
            <text:p>No</text:p>
          </table:table-cell>
          <table:table-cell table:style-name="ce24" office:value-type="float" office:value="1.0">
            <text:p>1</text:p>
          </table:table-cell>
          <table:table-cell table:style-name="ce24" office:value-type="string">
            <text:p>projects</text:p>
          </table:table-cell>
          <table:table-cell table:style-name="ce24" office:value-type="string">
            <text:p>No</text:p>
          </table:table-cell>
          <table:table-cell table:number-columns-repeated="1012"/>
        </table:table-row>
        <table:table-row table:style-name="ro2">
          <table:table-cell/>
          <table:table-cell table:style-name="ce24" office:value-type="string">
            <text:p>projects/project3</text:p>
          </table:table-cell>
          <table:table-cell table:style-name="ce24" office:value-type="string">
            <text:p>Project 3</text:p>
          </table:table-cell>
          <table:table-cell table:style-name="ce25" office:value-type="string">
            <text:p>&lt;p&gt;&lt;strong&gt;Project 3&lt;/strong&gt;&lt;/p&gt;</text:p>
            <text:p>&lt;p&gt;Lorem ipsum dolor sit amet, consectetur adipiscing elit. Suspendisse iaculis egestas felis in posuere. Donec in eros nulla. Phasellus luctus justo vitae massa semper interdum. Maecenas tristique dolor a nisi auctor ac porttitor odio sollicitudin. Donec volutpat lacinia nunc eget molestie. Maecenas consequat convallis leo id porta. Sed id lectus et eros fringilla pretium nec ac sem. Cras vitae leo elit. Morbi ligula dolor, elementum sit amet tempor at, sagittis in neque. Nullam quis magna vitae est ullamcorper rhoncus.&lt;/p&gt;</text:p>
            <text:p>&lt;p&gt;Etiam a urna leo, vel laoreet est. Quisque vitae nunc fringilla tellus vehicula faucibus. Cras semper tempus turpis, sollicitudin faucibus augue laoreet vel. Morbi vestibulum nisi eget ligula tristique id commodo nibh auctor. Mauris eu neque ligula. Nullam vestibulum, enim quis vulputate elementum, est tortor tempor lacus, bibendum vulputate arcu elit ornare turpis. Donec pretium ultricies bibendum. Sed ut vehicula tellus. Praesent ac accumsan turpis. Donec id lacus sem, ut condimentum ante. Nullam quam risus, posuere et cursus et, blandit vitae nisl. Nunc congue porttitor lectus.&lt;/p&gt;</text:p>
            <text:p>&lt;p&gt;Sed posuere nibh at mauris lobortis aliquam vel ac sem. Maecenas luctus nibh quis ante blandit aliquet. In ut lacus et nulla venenatis fermentum. Etiam sed odio eu mauris tincidunt egestas. Aliquam ac ipsum non arcu hendrerit rutrum. Nulla vulputate varius libero, ac porta odio hendrerit sed. Quisque porta molestie sem, ut varius purus sodales vitae.&lt;/p&gt;</text:p>
          </table:table-cell>
          <table:table-cell table:style-name="ce25" office:value-type="string">
            <text:p>    &lt;img src="/images/3.1.jpg" /&gt;</text:p>
            <text:p>    &lt;p&gt;&lt;strong&gt;Image 3.1 Caption.&lt;/strong&gt;&lt;/p&gt;</text:p>
            <text:p>    &lt;img src="/images/3.2.jpg" /&gt;</text:p>
            <text:p>    &lt;p&gt;&lt;strong&gt;Image 3.2 Caption.&lt;/strong&gt;&lt;/p&gt;</text:p>
            <text:p/>
          </table:table-cell>
          <table:table-cell table:number-columns-repeated="3" table:style-name="ce24" office:value-type="string">
            <text:p>Yes</text:p>
          </table:table-cell>
          <table:table-cell table:style-name="ce24" office:value-type="string">
            <text:p>No</text:p>
          </table:table-cell>
          <table:table-cell table:style-name="ce24" office:value-type="float" office:value="1.0">
            <text:p>1</text:p>
          </table:table-cell>
          <table:table-cell table:style-name="ce24" office:value-type="string">
            <text:p>projects</text:p>
          </table:table-cell>
          <table:table-cell table:style-name="ce24" office:value-type="string">
            <text:p>No</text:p>
          </table:table-cell>
          <table:table-cell table:number-columns-repeated="1012"/>
        </table:table-row>
        <table:table-row table:style-name="ro2">
          <table:table-cell/>
          <table:table-cell table:style-name="ce24" office:value-type="string">
            <text:p>contact</text:p>
          </table:table-cell>
          <table:table-cell table:style-name="ce24" office:value-type="string">
            <text:p>Contact</text:p>
          </table:table-cell>
          <table:table-cell table:style-name="ce25" office:value-type="string">
            <text:p>&lt;p&gt;&lt;strong&gt;Address:&lt;/strong&gt;&lt;/p&gt;</text:p>
            <text:p>&lt;p&gt;Example Organization&lt;br /&gt;</text:p>
            <text:p>Market Street&lt;br /&gt;</text:p>
            <text:p>San Francisco, CA&lt;/p&gt;</text:p>
            <text:p>&lt;p&gt;&lt;strong&gt;Contact:&lt;/strong&gt;&lt;/p&gt;</text:p>
            <text:p>&lt;p&gt;My Name, Executive Director: 415-555-1212&lt;br /&gt;</text:p>
            <text:p>My Assistant, Office Assistant: 415-555-1212&lt;/p&gt;</text:p>
            <text:p>&lt;iframe width="425" height="350" frameborder="0" scrolling="no" marginheight="0" marginwidth="0" src="https://maps.google.com/?ie=UTF8&amp;amp;ll=37.752258,-122.431812&amp;amp;spn=0.130026,0.235348&amp;amp;t=m&amp;amp;z=13&amp;amp;output=embed"&gt;&lt;/iframe&gt;&lt;br /&gt;&lt;small&gt;&lt;a href="https://maps.google.com/?ie=UTF8&amp;amp;ll=37.752258,-122.431812&amp;amp;spn=0.130026,0.235348&amp;amp;t=m&amp;amp;z=13&amp;amp;source=embed" style="color:#0000FF;text-align:left"&gt;View Larger Map&lt;/a&gt;&lt;/small&gt;</text:p>
          </table:table-cell>
          <table:table-cell table:style-name="ce25"/>
          <table:table-cell table:number-columns-repeated="3" table:style-name="ce24" office:value-type="string">
            <text:p>Yes</text:p>
          </table:table-cell>
          <table:table-cell table:style-name="ce24" office:value-type="string">
            <text:p>No</text:p>
          </table:table-cell>
          <table:table-cell table:style-name="ce24" office:value-type="float" office:value="0.0">
            <text:p>0</text:p>
          </table:table-cell>
          <table:table-cell/>
          <table:table-cell table:style-name="ce24" office:value-type="string">
            <text:p>No</text:p>
          </table:table-cell>
          <table:table-cell table:number-columns-repeated="1012"/>
        </table:table-row>
        <table:table-row table:style-name="ro3">
          <table:table-cell/>
          <table:table-cell table:style-name="ce24" office:value-type="string">
            <text:p>special</text:p>
          </table:table-cell>
          <table:table-cell table:style-name="ce24" office:value-type="string">
            <text:p>Special Page</text:p>
          </table:table-cell>
          <table:table-cell table:number-columns-repeated="2" table:style-name="ce25"/>
          <table:table-cell table:style-name="ce24" office:value-type="string">
            <text:p>No</text:p>
          </table:table-cell>
          <table:table-cell table:number-columns-repeated="2" table:style-name="ce24" office:value-type="string">
            <text:p>Yes</text:p>
          </table:table-cell>
          <table:table-cell table:style-name="ce24" office:value-type="string">
            <text:p>No</text:p>
          </table:table-cell>
          <table:table-cell table:style-name="ce24" office:value-type="float" office:value="0.0">
            <text:p>0</text:p>
          </table:table-cell>
          <table:table-cell/>
          <table:table-cell table:style-name="ce24" office:value-type="string">
            <text:p>Yes</text:p>
          </table:table-cell>
          <table:table-cell table:style-name="ce24" office:value-type="string">
            <text:p>special_nav.txt</text:p>
          </table:table-cell>
          <table:table-cell table:style-name="ce24" office:value-type="string">
            <text:p>This page is generated via some other means, but is still included in the navigation menu.</text:p>
          </table:table-cell>
          <table:table-cell table:number-columns-repeated="1010"/>
        </table:table-row>
        <table:table-row table:style-name="ro4">
          <table:table-cell table:number-columns-repeated="1024"/>
        </table:table-row>
        <table:table-row table:style-name="ro2" table:number-rows-repeated="91">
          <table:table-cell table:number-columns-repeated="3"/>
          <table:table-cell table:number-columns-repeated="2" table:style-name="ce25"/>
          <table:table-cell table:number-columns-repeated="1019"/>
        </table:table-row>
        <table:table-row table:style-name="ro0" table:number-rows-repeated="104847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